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271" officeooo:paragraph-rsid="001fd271"/>
    </style:style>
    <style:style style:name="P2" style:family="paragraph" style:parent-style-name="Standard">
      <style:paragraph-properties fo:text-align="center" style:justify-single-word="false"/>
      <style:text-properties officeooo:rsid="001fd271" officeooo:paragraph-rsid="001fd271"/>
    </style:style>
    <style:style style:name="P3" style:family="paragraph" style:parent-style-name="Standard">
      <style:text-properties officeooo:rsid="00249f58" officeooo:paragraph-rsid="00249f58"/>
    </style:style>
    <style:style style:name="P4" style:family="paragraph" style:parent-style-name="Text_20_body">
      <style:text-properties officeooo:paragraph-rsid="0022cdbd"/>
    </style:style>
    <style:style style:name="P5" style:family="paragraph" style:parent-style-name="Text_20_body">
      <style:text-properties officeooo:paragraph-rsid="00277d0b"/>
    </style:style>
    <style:style style:name="P6" style:family="paragraph" style:parent-style-name="Text_20_body">
      <style:text-properties officeooo:rsid="002b0488" officeooo:paragraph-rsid="002b0488"/>
    </style:style>
    <style:style style:name="P7" style:family="paragraph" style:parent-style-name="Text_20_body">
      <style:text-properties officeooo:rsid="002d1497" officeooo:paragraph-rsid="002d1497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22cdb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249f58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300c61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300c61" officeooo:paragraph-rsid="00300c61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300c61" officeooo:paragraph-rsid="00249f58"/>
    </style:style>
    <style:style style:name="P14" style:family="paragraph" style:parent-style-name="Text_20_body" style:list-style-name="L1">
      <style:text-properties officeooo:paragraph-rsid="0022cdbd"/>
    </style:style>
    <style:style style:name="P15" style:family="paragraph" style:parent-style-name="Text_20_body" style:list-style-name="L1">
      <style:text-properties officeooo:rsid="00290eae" officeooo:paragraph-rsid="00290eae"/>
    </style:style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officeooo:paragraph-rsid="0022cdbd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officeooo:rsid="00249f58" officeooo:paragraph-rsid="00249f58"/>
    </style:style>
    <style:style style:name="T1" style:family="text">
      <style:text-properties officeooo:rsid="0022cdbd"/>
    </style:style>
    <style:style style:name="T2" style:family="text">
      <style:text-properties officeooo:rsid="00249f58"/>
    </style:style>
    <style:style style:name="T3" style:family="text">
      <style:text-properties officeooo:rsid="0026687f"/>
    </style:style>
    <style:style style:name="T4" style:family="text">
      <style:text-properties officeooo:rsid="00277d0b"/>
    </style:style>
    <style:style style:name="T5" style:family="text">
      <style:text-properties officeooo:rsid="00290eae"/>
    </style:style>
    <style:style style:name="T6" style:family="text">
      <style:text-properties officeooo:rsid="002d1497"/>
    </style:style>
    <style:style style:name="T7" style:family="text">
      <style:text-properties officeooo:rsid="002ebf35"/>
    </style:style>
    <style:style style:name="T8" style:family="text">
      <style:text-properties officeooo:rsid="002f0507"/>
    </style:style>
    <style:style style:name="T9" style:family="text">
      <style:text-properties officeooo:rsid="00300c61"/>
    </style:style>
    <style:style style:name="T10" style:family="text">
      <style:text-properties officeooo:rsid="003311c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RIOUS GAMING</text:p>
      <text:p text:style-name="P1"/>
      <text:p text:style-name="P1"/>
      <text:p text:style-name="P1"/>
      <text:p text:style-name="P1"><text:span text:style-name="T1">I </text:span>DEFINITION <text:span text:style-name="T7">&amp; HISTOIRE</text:span><text:line-break/><text:tab/><text:tab/></text:p>
      <text:p text:style-name="P1"><text:tab/>« <text:span text:style-name="T7">Tout jeu dont la finalité première est autre que le simple divertissement »</text:span></text:p>
      <text:p text:style-name="P1"><text:tab/><text:span text:style-name="T8">Jeu + fonction utilitaire</text:span></text:p>
      <text:p text:style-name="P1"><text:tab/><text:span text:style-name="T8">3 types de fonctions utilitaires :</text:span></text:p>
      <text:p text:style-name="P1"><text:tab/><text:span text:style-name="T8">diffuser un message, dispenser un entrainement, favoriser l’échange de données</text:span></text:p>
      <text:p text:style-name="P1"><text:tab/></text:p>
      <text:p text:style-name="P1"><text:tab/><text:span text:style-name="T1">1</text:span>- concept de gamification <text:span text:style-name="T3">(=/ ludification, etc..)</text:span></text:p>
      <text:p text:style-name="P1"><text:tab/><text:tab/><text:span text:style-name="T9">Différents types d’ ILE</text:span></text:p>
      <text:p text:style-name="P1"><text:tab/><text:tab/><text:span text:style-name="T8">Nike+ FuelBand =&gt; </text:span><text:span text:style-name="T7">Ajouter des éléments ludiques </text:span><text:span text:style-name="T8">virtuels sur le plan réel</text:span></text:p>
      <text:p text:style-name="P1"/>
      <text:p text:style-name="P1"><text:tab/><text:span text:style-name="T1">2- bref résumé historique</text:span></text:p>
      <text:p text:style-name="P1"><text:tab/><text:tab/><text:span text:style-name="T2">comme bcp de domaines, s’est dvp par la guerre : les échecs, jeux de go</text:span></text:p>
      <text:p text:style-name="P1"><text:tab/><text:tab/><text:span text:style-name="T2">puis ensuite armée britannique / prussienne : Kriegspiel, jeux sérieux pensés pour <text:tab/><text:tab/>dvp les stratégies des officiers militaire</text:span></text:p>
      <text:p text:style-name="P1"><text:tab/><text:tab/></text:p>
      <text:p text:style-name="P1"><text:tab/><text:tab/><text:span text:style-name="T2">terme serious gaming apparut en 1970 Clark Abt</text:span></text:p>
      <text:p text:style-name="P1"><text:tab/><text:tab/><text:span text:style-name="T2">=&gt; ensuite il perd au fur et à mesure du dvp des jeux informatisé son sens lié aux <text:tab/><text:tab/>simple jeu pour définir maintenant les jeux sérieux informatisés.</text:span></text:p>
      <text:p text:style-name="P1"><text:tab/><text:tab/></text:p>
      <text:p text:style-name="P1"><text:tab/><text:span text:style-name="T1">3</text:span>- c’est quoi le serious gaming ? ( pas seulement jeu vidéo à la base...)<text:line-break/><text:tab/><text:tab/>Pour qui ? ( public visé)</text:p>
      <text:p text:style-name="P1"><text:tab/><text:tab/>Pourquoi ? ( <text:s/>différents champs d’application )</text:p>
      <text:p text:style-name="P1"/>
      <text:p text:style-name="P1"><text:tab/><text:span text:style-name="T3">4- différents moyens ( jeux de rôle, puzzles ...) </text:span></text:p>
      <text:p text:style-name="P1"/>
      <text:p text:style-name="P3">II Application IRL</text:p>
      <text:p text:style-name="P3"><text:tab/></text:p>
      <text:p text:style-name="P3"><text:s/><text:span text:style-name="T5">A la base, 5 classes (les 5 premières), mais avec le développement de nouvelles apparaissent </text:span></text:p>
      <text:p text:style-name="P3"/>
      <text:list xml:id="list839006936" text:style-name="L1">
        <text:list-item>
          <text:p text:style-name="P17">ludo-éducatifs </text:p>
        </text:list-item>
      </text:list>
      <text:p text:style-name="P10"><text:tab/><text:span text:style-name="T2">plateformes éducatives (c</text:span><text:span text:style-name="T3">lass</text:span><text:span text:style-name="T2">craft…)</text:span></text:p>
      <text:p text:style-name="P10"><text:tab/><text:span text:style-name="T8">=&gt; mis en place pour créer un environnement, un cadre favorisant l’apprentissage</text:span></text:p>
      <text:p text:style-name="P10"><text:tab/><text:span text:style-name="T8">jeux </text:span></text:p>
      <text:p text:style-name="P10"><text:tab/><text:span text:style-name="T9">a) diffuser un message</text:span></text:p>
      <text:p text:style-name="P10"><text:tab/><text:span text:style-name="T8">Les Eonautes, Almédia 2012</text:span></text:p>
      <text:p text:style-name="P10"><text:tab/>→ <text:span text:style-name="T9">jeu d’aventure mettant en pratique l’apprentissage du français pour enfants de primaires</text:span></text:p>
      <text:p text:style-name="P11"><text:tab/></text:p>
      <text:p text:style-name="P11"><text:tab/><text:span text:style-name="T9">b) entrainement cognitif</text:span></text:p>
      <text:p text:style-name="P12"><text:tab/>Dr Kawashima’s Brain Training, Nintendo 2005</text:p>
      <text:p text:style-name="P10"/>
      <text:p text:style-name="P13"><text:tab/>c) entrainement physique</text:p>
      <text:p text:style-name="P11"><text:tab/><text:span text:style-name="T9">Hammer &amp; Planks, NaturalIpad 2013</text:span></text:p>
      <text:p text:style-name="P11"><text:tab/>→ <text:span text:style-name="T9">jeu à but médical, utilisé par les kiné pour les personnes </text:span><text:span text:style-name="T10">ayant été atteintes d’un AVC</text:span></text:p>
      <text:p text:style-name="P11"><text:tab/></text:p>
      <text:list xml:id="list123850500465759" text:continue-numbering="true" text:style-name="L1">
        <text:list-item>
          <text:p text:style-name="P17">Edumarket games ; </text:p>
        </text:list-item>
      </text:list>
      <text:p text:style-name="P9"><text:soft-page-break/></text:p>
      <text:p text:style-name="P9"/>
      <text:list xml:id="list123852236732596" text:continue-numbering="true" text:style-name="L1">
        <text:list-item>
          <text:p text:style-name="P16">jeux engagés ; </text:p>
          <text:p text:style-name="P18">Darfur is Dying</text:p>
        </text:list-item>
      </text:list>
      <text:p text:style-name="P8"><text:tab/></text:p>
      <text:list xml:id="list123850784869462" text:continue-numbering="true" text:style-name="L1">
        <text:list-item>
          <text:p text:style-name="P14">jeux d’entraînement et simulation.</text:p>
        </text:list-item>
      </text:list>
      <text:p text:style-name="P5"><text:tab/><text:span text:style-name="T2">America’s Army </text:span><text:span text:style-name="T3">=&gt; propagande</text:span></text:p>
      <text:p text:style-name="P5"><text:tab/><text:span text:style-name="T4">Flight simulator (trouver exemple réél)</text:span></text:p>
      <text:p text:style-name="P4"/>
      <text:list xml:id="list123851378045291" text:continue-numbering="true" text:style-name="L1">
        <text:list-item>
          <text:p text:style-name="P14">jeux publicitaires ;</text:p>
          <text:p text:style-name="P14"/>
        </text:list-item>
        <text:list-item>
          <text:p text:style-name="P15">Recherche scientifique :</text:p>
          <text:p text:style-name="P15">Foldit (repliement des protéines)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Réfs</text:p>
      <text:p text:style-name="P4">« <text:span text:style-name="T6">Apprendre avec les serious games ! » Julian Alvarez</text:span></text:p>
      <text:p text:style-name="P4">« <text:span text:style-name="T7">The gamification of learning and instruction fieldbook »Karl Kapp, Lucas Blair &amp; Rich Mesch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7T11:12:45.912092067</meta:creation-date>
    <dc:date>2020-11-30T12:38:49.997777202</dc:date>
    <meta:editing-duration>PT8H15M41S</meta:editing-duration>
    <meta:editing-cycles>7</meta:editing-cycles>
    <meta:generator>LibreOffice/7.0.3.1$Linux_X86_64 LibreOffice_project/00$Build-1</meta:generator>
    <meta:document-statistic meta:table-count="0" meta:image-count="0" meta:object-count="0" meta:page-count="3" meta:paragraph-count="50" meta:word-count="326" meta:character-count="2050" meta:non-whitespace-character-count="1712"/>
  </office:meta>
</office:document-meta>
</file>